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a4b6c" officeooo:paragraph-rsid="001a4b6c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a4b6c" officeooo:paragraph-rsid="001a4b6c" style:font-weight-asian="normal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weight="normal" officeooo:rsid="001a4b6c" officeooo:paragraph-rsid="001a4b6c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teiro de Valiação de Iteração 2</text:p>
      <text:p text:style-name="P1"/>
      <text:list xml:id="list3349189060850757929" text:style-name="L1">
        <text:list-item>
          <text:p text:style-name="P3">Validar Login com cliente:</text:p>
          <text:list>
            <text:list-item>
              <text:p text:style-name="P3">Solicitar uso de cliente:</text:p>
              <text:list>
                <text:list-item>
                  <text:p text:style-name="P3">Validar login com perfil de assistente social.</text:p>
                </text:list-item>
              </text:list>
            </text:list-item>
          </text:list>
        </text:list-item>
      </text:list>
      <text:p text:style-name="P2"/>
      <text:list xml:id="list161121177543196" text:continue-numbering="true" text:style-name="L1">
        <text:list-item>
          <text:p text:style-name="P3">Validar administração de assistentes sociais:</text:p>
          <text:list>
            <text:list-item>
              <text:p text:style-name="P3">Solicitar uso de cliente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z Pereira</meta:initial-creator>
    <meta:creation-date>2016-02-02T16:03:59.933910531</meta:creation-date>
    <dc:date>2016-02-02T16:11:19.821689756</dc:date>
    <dc:creator>Luiz Pereira</dc:creator>
    <meta:editing-duration>PT7M21S</meta:editing-duration>
    <meta:editing-cycles>1</meta:editing-cycles>
    <meta:document-statistic meta:table-count="0" meta:image-count="0" meta:object-count="0" meta:page-count="1" meta:paragraph-count="6" meta:word-count="35" meta:character-count="205" meta:non-whitespace-character-count="181"/>
    <meta:generator>LibreOffice/5.0.3.2$Linux_X86_64 LibreOffice_project/e5f16313668ac592c1bfb310f4390624e3dbfb75</meta:generator>
  </office:meta>
</office:document-meta>
</file>